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deb9" officeooo:paragraph-rsid="0018deb9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8deb9" officeooo:paragraph-rsid="0018deb9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8deb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deb9" officeooo:paragraph-rsid="0018deb9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8deb9" style:font-size-asian="12.25pt" style:font-size-complex="14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SION ENGLISH</text:p>
      <text:p text:style-name="P1"/>
      <text:list xml:id="list4011699869" text:style-name="L1">
        <text:list-item>
          <text:p text:style-name="P2">Authentication</text:p>
        </text:list-item>
        <text:list-item>
          <text:p text:style-name="P2">Insert Blog</text:p>
        </text:list-item>
        <text:list-item>
          <text:p text:style-name="P3"><text:span text:style-name="T2">Attendance Details</text:span></text:p>
        </text:list-item>
        <text:list-item>
          <text:p text:style-name="P4"><text:span text:style-name="T1">Future Topic <text:s/>and Past Topic</text:span></text:p>
        </text:list-item>
        <text:list-item>
          <text:p text:style-name="P4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0:28:11.976205894</meta:creation-date>
    <dc:date>2020-09-07T00:36:13.333184315</dc:date>
    <meta:editing-duration>PT8M3S</meta:editing-duration>
    <meta:editing-cycles>1</meta:editing-cycles>
    <meta:document-statistic meta:table-count="0" meta:image-count="0" meta:object-count="0" meta:page-count="1" meta:paragraph-count="6" meta:word-count="17" meta:character-count="91" meta:non-whitespace-character-count="83"/>
    <meta:generator>LibreOffice/6.0.7.3$Linux_X86_64 LibreOffice_project/00m0$Build-3</meta:generator>
  </office:meta>
</office:document-meta>
</file>